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textarea-vertical-align="top" fo:min-height="1.8cm"/>
    </style:style>
    <style:style style:name="pr2" style:family="presentation" style:parent-style-name="Standard-subtitle">
      <style:graphic-properties draw:fill-color="#ffffff" draw:textarea-vertical-align="top" fo:min-height="16.0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66cc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color="#0066cc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cm" svg:x="1.4cm" svg:y="0.6cm" presentation:class="title" presentation:user-transformed="true">
          <draw:text-box>
            <text:p text:style-name="P1"><text:span text:style-name="T1">Was gibs hier zu sehen?</text:span></text:p>
          </draw:text-box>
        </draw:frame>
        <draw:frame presentation:style-name="pr2" draw:text-style-name="P3" draw:layer="layout" svg:width="25.199cm" svg:height="16.09cm" svg:x="1.4cm" svg:y="2.91cm" presentation:class="subtitle" presentation:user-transformed="true">
          <draw:text-box>
            <text:list text:style-name="L1">
              <text:list-item>
                <text:p text:style-name="P1">Was ist Rogue?</text:p>
              </text:list-item>
              <text:list-item>
                <text:p text:style-name="P1">Wie ist der Spielaufbau?</text:p>
              </text:list-item>
            </text:list>
            <text:list text:style-name="L2">
              <text:list-item>
                <text:p text:style-name="P1">Was ist das Ziel des Spiels?</text:p>
              </text:list-item>
              <text:list-item>
                <text:p text:style-name="P1">Was ist Rog-o-matic?</text:p>
              </text:list-item>
              <text:list-item>
                <text:p text:style-name="P1">Wie ist der Aufbau von Rog-o-matic?</text:p>
              </text:list-item>
              <text:list-item>
                <text:p text:style-name="P1">Beschreibung einzelner Komponenten.</text:p>
              </text:list-item>
              <text:list-item>
                <text:p text:style-name="P1">Zusammenspiel der Komponenten.</text:p>
              </text:list-item>
              <text:list-item>
                <text:p text:style-name="P1">Speicherung der Daten von Rog-o-matic?</text:p>
              </text:list-item>
            </text:list>
            <text:p text:style-name="P1"/>
          </draw:text-box>
        </draw:frame>
        <draw:line draw:style-name="gr1" draw:text-style-name="P4" draw:layer="layout" svg:x1="1.3cm" svg:y1="2.563cm" svg:x2="26.7cm" svg:y2="2.563cm">
          <text:p/>
        </draw:line>
        <draw:line draw:style-name="gr1" draw:text-style-name="P4" draw:layer="layout" svg:x1="1.3cm" svg:y1="19.4cm" svg:x2="26.7cm" svg:y2="19.4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cm" svg:x="1.4cm" svg:y="0.6cm" presentation:class="title" presentation:user-transformed="true">
          <draw:text-box>
            <text:p text:style-name="P1"><text:span text:style-name="T1">Einführung Rogue</text:span></text:p>
          </draw:text-box>
        </draw:frame>
        <draw:frame presentation:style-name="pr2" draw:text-style-name="P3" draw:layer="layout" svg:width="25.199cm" svg:height="16.09cm" svg:x="1.4cm" svg:y="2.91cm" presentation:class="subtitle" presentation:user-transformed="true">
          <draw:text-box>
            <text:list text:style-name="L1">
              <text:list-item>
                <text:p text:style-name="P1">Was ist Rogue?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Ein rundenbasiertrer Dungeoncrawle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Für einen Spieler</text:span></text:p>
                  </text:list-item>
                  <text:list-item>
                    <text:p text:style-name="P1"><text:span text:style-name="T2">Zufallsgenerierte Level</text:span></text:p>
                  </text:list-item>
                  <text:list-item>
                    <text:p text:style-name="P1"><text:span text:style-name="T2">ASCII Grafik</text:span></text:p>
                  </text:list-item>
                  <text:list-item>
                    <text:p text:style-name="P1"><text:span text:style-name="T2">1980 an der Universität von Berkeley entwickelt</text:span></text:p>
                  </text:list-item>
                </text:list>
              </text:list-item>
            </text:list>
            <text:list text:style-name="L2">
              <text:list-item>
                <text:p text:style-name="P1">Was ist das Ziel des Spiels</text:p>
              </text:list-item>
            </text:list>
            <text:p text:style-name="P1"/>
          </draw:text-box>
        </draw:frame>
        <draw:line draw:style-name="gr1" draw:text-style-name="P4" draw:layer="layout" svg:x1="1.318cm" svg:y1="2.563cm" svg:x2="26.718cm" svg:y2="2.563cm">
          <text:p/>
        </draw:line>
        <draw:line draw:style-name="gr1" draw:text-style-name="P4" draw:layer="layout" svg:x1="1.3cm" svg:y1="19.4cm" svg:x2="26.7cm" svg:y2="19.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3T11:16:43.633578000</meta:creation-date>
    <dc:date>2016-03-12T20:07:48.381000000</dc:date>
    <meta:editing-duration>PT1H1M15S</meta:editing-duration>
    <meta:editing-cycles>9</meta:editing-cycles>
    <meta:generator>LibreOffice/5.0.5.2$Windows_x86 LibreOffice_project/55b006a02d247b5f7215fc6ea0fde844b30035b3</meta:generator>
    <meta:document-statistic meta:object-count="33"/>
  </office:meta>
</office:document-meta>
</file>